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25%"/>
    </style:style>
    <style:style style:name="P2" style:family="paragraph" style:parent-style-name="Text_20_body" style:list-style-name="L1">
      <style:paragraph-properties fo:margin-left="0cm" fo:margin-right="0cm" fo:margin-top="0cm" fo:margin-bottom="0cm" fo:line-height="125%" fo:text-indent="0cm" style:auto-text-indent="false"/>
    </style:style>
    <style:style style:name="P3" style:family="paragraph" style:parent-style-name="Text_20_body" style:list-style-name="L2">
      <style:paragraph-properties fo:margin-left="0cm" fo:margin-right="0cm" fo:margin-top="0cm" fo:margin-bottom="0cm" fo:line-height="125%" fo:text-indent="0cm" style:auto-text-indent="false"/>
    </style:style>
    <style:style style:name="P4" style:family="paragraph" style:parent-style-name="Text_20_body" style:list-style-name="L3">
      <style:paragraph-properties fo:margin-left="0cm" fo:margin-right="0cm" fo:margin-top="0cm" fo:margin-bottom="0cm" fo:line-height="125%" fo:text-indent="0cm" style:auto-text-indent="false"/>
    </style:style>
    <style:style style:name="P5" style:family="paragraph" style:parent-style-name="Text_20_body" style:list-style-name="L4">
      <style:paragraph-properties fo:margin-left="0cm" fo:margin-right="0cm" fo:margin-top="0cm" fo:margin-bottom="0cm" fo:line-height="125%" fo:text-indent="0cm" style:auto-text-indent="false"/>
    </style:style>
    <style:style style:name="P6" style:family="paragraph" style:parent-style-name="Text_20_body" style:list-style-name="L5">
      <style:paragraph-properties fo:margin-left="0cm" fo:margin-right="0cm" fo:margin-top="0cm" fo:margin-bottom="0cm" fo:line-height="125%" fo:text-indent="0cm" style:auto-text-indent="false"/>
    </style:style>
    <style:style style:name="P7" style:family="paragraph" style:parent-style-name="Text_20_body" style:list-style-name="L6">
      <style:paragraph-properties fo:margin-left="0cm" fo:margin-right="0cm" fo:margin-top="0cm" fo:margin-bottom="0cm" fo:line-height="125%" fo:text-indent="0cm" style:auto-text-indent="false"/>
    </style:style>
    <style:style style:name="P8" style:family="paragraph" style:parent-style-name="Text_20_body" style:list-style-name="L7">
      <style:paragraph-properties fo:margin-left="0cm" fo:margin-right="0cm" fo:margin-top="0cm" fo:margin-bottom="0cm" fo:line-height="125%" fo:text-indent="0cm" style:auto-text-indent="false"/>
    </style:style>
    <style:style style:name="P9" style:family="paragraph" style:parent-style-name="Text_20_body" style:list-style-name="L8">
      <style:paragraph-properties fo:margin-left="0cm" fo:margin-right="0cm" fo:margin-top="0cm" fo:margin-bottom="0cm" fo:line-height="125%" fo:text-indent="0cm" style:auto-text-indent="false"/>
    </style:style>
    <style:style style:name="P10" style:family="paragraph" style:parent-style-name="Text_20_body" style:list-style-name="L9">
      <style:paragraph-properties fo:margin-left="0cm" fo:margin-right="0cm" fo:margin-top="0cm" fo:margin-bottom="0cm" fo:line-height="125%" fo:text-indent="0cm" style:auto-text-indent="false"/>
    </style:style>
    <style:style style:name="P11" style:family="paragraph" style:parent-style-name="Text_20_body" style:list-style-name="L10">
      <style:paragraph-properties fo:margin-left="0cm" fo:margin-right="0cm" fo:margin-top="0cm" fo:margin-bottom="0cm" fo:line-height="125%" fo:text-indent="0cm" style:auto-text-indent="false"/>
    </style:style>
    <style:style style:name="P12" style:family="paragraph" style:parent-style-name="Text_20_body" style:list-style-name="L11">
      <style:paragraph-properties fo:margin-left="0cm" fo:margin-right="0cm" fo:margin-top="0cm" fo:margin-bottom="0cm" fo:line-height="125%" fo:text-indent="0cm" style:auto-text-indent="false"/>
    </style:style>
    <style:style style:name="P13" style:family="paragraph" style:parent-style-name="Text_20_body" style:list-style-name="L12">
      <style:paragraph-properties fo:margin-left="0cm" fo:margin-right="0cm" fo:margin-top="0cm" fo:margin-bottom="0cm" fo:line-height="125%" fo:text-indent="0cm" style:auto-text-indent="false"/>
    </style:style>
    <style:style style:name="P14" style:family="paragraph" style:parent-style-name="Text_20_body" style:list-style-name="L13">
      <style:paragraph-properties fo:margin-left="0cm" fo:margin-right="0cm" fo:margin-top="0cm" fo:margin-bottom="0cm" fo:line-height="125%" fo:text-indent="0cm" style:auto-text-indent="false"/>
    </style:style>
    <style:style style:name="P15" style:family="paragraph" style:parent-style-name="Standard">
      <style:text-properties fo:color="#000000"/>
    </style:style>
    <style:style style:name="P16" style:family="paragraph" style:parent-style-name="Heading_20_1">
      <style:text-properties fo:color="#000000"/>
    </style:style>
    <style:style style:name="P17" style:family="paragraph" style:parent-style-name="Heading_20_1">
      <style:paragraph-properties fo:margin-left="0cm" fo:margin-right="0cm" fo:line-height="125%" fo:text-indent="0cm" style:auto-text-indent="false"/>
      <style:text-properties fo:color="#000000"/>
    </style:style>
    <style:style style:name="P18" style:family="paragraph" style:parent-style-name="Heading_20_1">
      <style:paragraph-properties fo:margin-left="0cm" fo:margin-right="0cm" fo:margin-top="0cm" fo:margin-bottom="0cm" fo:line-height="125%" fo:text-indent="0cm" style:auto-text-indent="false"/>
      <style:text-properties fo:color="#000000"/>
    </style:style>
    <style:style style:name="T1" style:family="text">
      <style:text-properties fo:color="#b8c5c9"/>
    </style:style>
    <style:style style:name="T2" style:family="text">
      <style:text-properties fo:color="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bookmark text:name="post-title-t3_1klur36"/>11. Puntos fuertes y Desafios --Satira--</text:h>
      <text:section text:style-name="Sect1" text:name="t3_1klur36-post-rtjson-content">
        <text:h text:style-name="P18" text:outline-level="1">"SQE: La Teoría que lo Explica Todo (O Casi)"</text:h>
        <text:p text:style-name="P1"><text:span text:style-name="Emphasis"><text:span text:style-name="T2">(Un balance entre genialidad y wishful thinking cuántico)</text:span></text:span></text:p>
        <text:h text:style-name="P17" text:outline-level="1">? PUNTOS FUERTES: Lo Que Hace Brillar a SQE</text:h>
        <text:h text:style-name="P17" text:outline-level="1">1. Autoobservación Cuántica (El Universo Narcisista)</text:h>
        <text:list xml:id="list5148872013812535171" text:style-name="L1">
          <text:list-item>
            <text:p text:style-name="P2"><text:span text:style-name="Strong_20_Emphasis"><text:span text:style-name="T2">Física tradicional:</text:span></text:span><text:span text:style-name="T2"> </text:span><text:span text:style-name="Emphasis"><text:span text:style-name="T2">"Las constantes son así porque sí."</text:span></text:span></text:p>
          </text:list-item>
          <text:list-item>
            <text:p text:style-name="P2"><text:span text:style-name="Strong_20_Emphasis"><text:span text:style-name="T2">SQE:</text:span></text:span><text:span text:style-name="T2"> </text:span><text:span text:style-name="Emphasis"><text:span text:style-name="T2">"Las constantes emergen cuando el vacío cuántico se mira al espejo y rompe su propia simetría."</text:span></text:span></text:p>
            <text:list>
              <text:list-item>
                <text:p text:style-name="P2"><text:span text:style-name="Emphasis"><text:span text:style-name="T2">Como el Higgs, pero con más drama existencial.</text:span></text:span></text:p>
              </text:list-item>
            </text:list>
          </text:list-item>
        </text:list>
        <text:h text:style-name="P17" text:outline-level="1">2. Emergencia Gradual (Big Bang en Cámara Lenta)</text:h>
        <text:list xml:id="list3000521842284093520" text:style-name="L2">
          <text:list-item>
            <text:p text:style-name="P3"><text:span text:style-name="Strong_20_Emphasis"><text:span text:style-name="T2">SQE vs. ΛCDM:</text:span></text:span></text:p>
            <text:list>
              <text:list-item>
                <text:p text:style-name="P3"><text:span text:style-name="Emphasis"><text:span text:style-name="T2">"En lugar de un Big Bang boom, proponemos un ¡eh, poco a poco!"</text:span></text:span></text:p>
              </text:list-item>
              <text:list-item>
                <text:p text:style-name="P3"><text:span text:style-name="Emphasis"><text:span text:style-name="T2">Inflación, desaceleración… todo como ajustes de coherencia.</text:span></text:span></text:p>
              </text:list-item>
            </text:list>
          </text:list-item>
        </text:list>
        <text:h text:style-name="P17" text:outline-level="1">3. Adiós a la Materia Oscura (¿O No?)</text:h>
        <text:list xml:id="list664260157906052286" text:style-name="L3">
          <text:list-item>
            <text:p text:style-name="P4"><text:span text:style-name="Strong_20_Emphasis"><text:span text:style-name="T2">SQE:</text:span></text:span><text:span text:style-name="T2"> </text:span><text:span text:style-name="Emphasis"><text:span text:style-name="T2">"¿Materia oscura? Nah, es solo G(t) jugando al escondite."</text:span></text:span></text:p>
            <text:list>
              <text:list-item>
                <text:p text:style-name="P4"><text:span text:style-name="Emphasis"><text:span text:style-name="T2">Reescribe las ecuaciones de Friedmann sin ingredientes extras.</text:span></text:span></text:p>
              </text:list-item>
              <text:list-item>
                <text:p text:style-name="P4"><text:span text:style-name="Emphasis"><text:span text:style-name="T2">Si es cierto, sería el plot twist del siglo.</text:span></text:span></text:p>
              </text:list-item>
            </text:list>
          </text:list-item>
        </text:list>
        <text:h text:style-name="P17" text:outline-level="1"><text:soft-page-break/>4. Conexiones Elegantes (Gravedad Emergente, Holografía, etc.)</text:h>
        <text:list xml:id="list4907395659555287134" text:style-name="L4">
          <text:list-item>
            <text:p text:style-name="P5"><text:span text:style-name="Strong_20_Emphasis"><text:span text:style-name="T2">Verlinde:</text:span></text:span><text:span text:style-name="T2"> </text:span><text:span text:style-name="Emphasis"><text:span text:style-name="T2">"La gravedad es información."</text:span></text:span></text:p>
          </text:list-item>
          <text:list-item>
            <text:p text:style-name="P5"><text:span text:style-name="Strong_20_Emphasis"><text:span text:style-name="T2">Maldacena:</text:span></text:span><text:span text:style-name="T2"> </text:span><text:span text:style-name="Emphasis"><text:span text:style-name="T2">"El espacio-tiempo es un holograma."</text:span></text:span></text:p>
          </text:list-item>
          <text:list-item>
            <text:p text:style-name="P5"><text:span text:style-name="Strong_20_Emphasis"><text:span text:style-name="T2">SQE:</text:span></text:span><text:span text:style-name="T2"> </text:span><text:span text:style-name="Emphasis"><text:span text:style-name="T2">"¡Exacto! Y nosotros lo hacemos más cool con ritmos cuánticos."</text:span></text:span></text:p>
          </text:list-item>
        </text:list>
        <text:h text:style-name="P17" text:outline-level="1">⚠️ DESAFÍOS: Lo Que Hace Sudar a los Físicos</text:h>
        <text:h text:style-name="P17" text:outline-level="1">1. ¿Varían c y G? (El Dilema Cosmológico)</text:h>
        <text:list xml:id="list6407363603182195973" text:style-name="L5">
          <text:list-item>
            <text:p text:style-name="P6"><text:span text:style-name="Strong_20_Emphasis"><text:span text:style-name="T2">SQE dice:</text:span></text:span><text:span text:style-name="T2"> </text:span><text:span text:style-name="Emphasis"><text:span text:style-name="T2">"Sí, pero poquito."</text:span></text:span></text:p>
          </text:list-item>
          <text:list-item>
            <text:p text:style-name="P6"><text:span text:style-name="Strong_20_Emphasis"><text:span text:style-name="T2">Problema:</text:span></text:span><text:span text:style-name="T2"> </text:span><text:span text:style-name="Emphasis"><text:span text:style-name="T2">Si *c* cambiara, las supernovas se verían raras… y por ahora no se nota.</text:span></text:span></text:p>
            <text:list>
              <text:list-item>
                <text:p text:style-name="P6"><text:span text:style-name="Emphasis"><text:span text:style-name="T2">¿Dónde están las pruebas?</text:span></text:span><text:span text:style-name="T2"> → </text:span><text:span text:style-name="Emphasis"><text:span text:style-name="T2">"Buscando en cuásares y lentes gravitacionales."</text:span></text:span></text:p>
              </text:list-item>
            </text:list>
          </text:list-item>
        </text:list>
        <text:h text:style-name="P17" text:outline-level="1">2. El Primer Entrelazamiento (¿Quién lo Inició?)</text:h>
        <text:list xml:id="list3304883345446505679" text:style-name="L6">
          <text:list-item>
            <text:p text:style-name="P7"><text:span text:style-name="Strong_20_Emphasis"><text:span text:style-name="T2">Crítica:</text:span></text:span><text:span text:style-name="T2"> </text:span><text:span text:style-name="Emphasis"><text:span text:style-name="T2">"Si el vacío era neutro, ¿quién lanzó el primer like cuántico?"</text:span></text:span></text:p>
            <text:list>
              <text:list-item>
                <text:p text:style-name="P7"><text:span text:style-name="Emphasis"><text:span text:style-name="T2">SQE resopla:</text:span></text:span><text:span text:style-name="T2"> </text:span><text:span text:style-name="Emphasis"><text:span text:style-name="T2">"Es como preguntar qué había antes del Big Bang… ¡no sé, déjame disfrutar mi teoría!"</text:span></text:span></text:p>
              </text:list-item>
            </text:list>
          </text:list-item>
        </text:list>
        <text:h text:style-name="P17" text:outline-level="1">3. Galaxias Sin Materia Oscura (Ajuste Fino Peligroso)</text:h>
        <text:list xml:id="list696437350878699110" text:style-name="L7">
          <text:list-item>
            <text:p text:style-name="P8"><text:span text:style-name="Strong_20_Emphasis"><text:span text:style-name="T2">Astrofísicos:</text:span></text:span><text:span text:style-name="T2"> </text:span><text:span text:style-name="Emphasis"><text:span text:style-name="T2">"Sin materia oscura, las galaxias se desbaratan."</text:span></text:span></text:p>
          </text:list-item>
          <text:list-item>
            <text:p text:style-name="P8"><text:span text:style-name="Strong_20_Emphasis"><text:span text:style-name="T2">SQE:</text:span></text:span><text:span text:style-name="T2"> </text:span><text:span text:style-name="Emphasis"><text:span text:style-name="T2">"Es que G(t) lo compensa."</text:span></text:span></text:p>
            <text:list>
              <text:list-item>
                <text:p text:style-name="P8"><text:span text:style-name="Emphasis"><text:span text:style-name="T2">"Demuéstralo con simulaciones."</text:span></text:span><text:span text:style-name="T2"> → </text:span><text:span text:style-name="Emphasis"><text:span text:style-name="T2">"En proceso…"</text:span></text:span></text:p>
              </text:list-item>
            </text:list>
          </text:list-item>
        </text:list>
        <text:h text:style-name="P17" text:outline-level="1">4. ¿Y el Modelo Estándar?</text:h>
        <text:list xml:id="list297091021213263824" text:style-name="L8">
          <text:list-item>
            <text:p text:style-name="P9"><text:span text:style-name="Strong_20_Emphasis"><text:span text:style-name="T2">SQE:</text:span></text:span><text:span text:style-name="T2"> </text:span><text:span text:style-name="Emphasis"><text:span text:style-name="T2">"Los quarks y leptones emergen en la Fase 4."</text:span></text:span></text:p>
          </text:list-item>
          <text:list-item>
            <text:p text:style-name="P9"><text:span text:style-name="Strong_20_Emphasis"><text:span text:style-name="T2">Físicos de partículas:</text:span></text:span><text:span text:style-name="T2"> </text:span><text:span text:style-name="Emphasis"><text:span text:style-name="T2">"¿Y sus masas? ¿Y las interacciones fuertes?"</text:span></text:span></text:p>
            <text:list>
              <text:list-item>
                <text:p text:style-name="P9"><text:span text:style-name="Emphasis"><text:span text:style-name="T2">Silencio incómodo.</text:span></text:span></text:p>
              </text:list-item>
            </text:list>
          </text:list-item>
        </text:list>
        <text:h text:style-name="P17" text:outline-level="1"><text:soft-page-break/>5. Energía Invisible (¿Otro Nombre para la Energía Oscura?)</text:h>
        <text:list xml:id="list905501737626172641" text:style-name="L9">
          <text:list-item>
            <text:p text:style-name="P10"><text:span text:style-name="Strong_20_Emphasis"><text:span text:style-name="T2">SQE:</text:span></text:span><text:span text:style-name="T2"> </text:span><text:span text:style-name="Emphasis"><text:span text:style-name="T2">"No es energía oscura, es ρ_invisible… es distinto, ¡confía!"</text:span></text:span></text:p>
            <text:list>
              <text:list-item>
                <text:p text:style-name="P10"><text:span text:style-name="Emphasis"><text:span text:style-name="T2">"¿Cómo se detecta?"</text:span></text:span><text:span text:style-name="T2"> → </text:span><text:span text:style-name="Emphasis"><text:span text:style-name="T2">"Con… eh… experimentos de vacío cuántico."</text:span></text:span><text:span text:style-name="T2"> </text:span><text:span text:style-name="Emphasis"><text:span text:style-name="T2">(Traducción: "Todavía no.")</text:span></text:span></text:p>
              </text:list-item>
            </text:list>
          </text:list-item>
        </text:list>
        <text:h text:style-name="P17" text:outline-level="1">? REFERENCIAS: Los Padrinos de SQE</text:h>
        <text:list xml:id="list8524296997326802505" text:style-name="L10">
          <text:list-item>
            <text:p text:style-name="P11"><text:span text:style-name="Strong_20_Emphasis"><text:span text:style-name="T2">Maxwell:</text:span></text:span><text:span text:style-name="T2"> </text:span><text:span text:style-name="Emphasis"><text:span text:style-name="T2">"Los campos EM son el primer influencer cuántico."</text:span></text:span></text:p>
          </text:list-item>
          <text:list-item>
            <text:p text:style-name="P11"><text:span text:style-name="Strong_20_Emphasis"><text:span text:style-name="T2">Planck:</text:span></text:span><text:span text:style-name="T2"> </text:span><text:span text:style-name="Emphasis"><text:span text:style-name="T2">"Sin *h*, no hay TikTok cuántico."</text:span></text:span></text:p>
          </text:list-item>
          <text:list-item>
            <text:p text:style-name="P11"><text:span text:style-name="Strong_20_Emphasis"><text:span text:style-name="T2">Verlinde:</text:span></text:span><text:span text:style-name="T2"> </text:span><text:span text:style-name="Emphasis"><text:span text:style-name="T2">"La gravedad es un fenómeno de followers."</text:span></text:span></text:p>
          </text:list-item>
          <text:list-item>
            <text:p text:style-name="P11"><text:span text:style-name="Strong_20_Emphasis"><text:span text:style-name="T2">Maldacena:</text:span></text:span><text:span text:style-name="T2"> </text:span><text:span text:style-name="Emphasis"><text:span text:style-name="T2">"El universo es un meme holográfico."</text:span></text:span></text:p>
          </text:list-item>
        </text:list>
        <text:h text:style-name="P17" text:outline-level="1">? PLAN DE VERIFICACIÓN: La Lista de Deseos de SQE</text:h>
        <text:list xml:id="list851579892263295794" text:style-name="L11">
          <text:list-item>
            <text:p text:style-name="P12"><text:span text:style-name="Strong_20_Emphasis"><text:span text:style-name="T2">Medir</text:span></text:span><text:span text:style-name="T2"> </text:span><text:span text:style-name="Emphasis"><text:span text:style-name="Strong_20_Emphasis"><text:span text:style-name="T2">c(t)</text:span></text:span></text:span><text:span text:style-name="T2"> </text:span><text:span text:style-name="Strong_20_Emphasis"><text:span text:style-name="T2">y</text:span></text:span><text:span text:style-name="T2"> </text:span><text:span text:style-name="Emphasis"><text:span text:style-name="Strong_20_Emphasis"><text:span text:style-name="T2">G(t)</text:span></text:span></text:span><text:span text:style-name="T2"> → </text:span><text:span text:style-name="Emphasis"><text:span text:style-name="T2">¿Cambian en 13,800 millones de años?</text:span></text:span></text:p>
          </text:list-item>
          <text:list-item>
            <text:p text:style-name="P12"><text:span text:style-name="Strong_20_Emphasis"><text:span text:style-name="T2">Simular galaxias sin materia oscura</text:span></text:span><text:span text:style-name="T2"> → </text:span><text:span text:style-name="Emphasis"><text:span text:style-name="T2">¿Funciona o es un desastre?</text:span></text:span></text:p>
          </text:list-item>
          <text:list-item>
            <text:p text:style-name="P12"><text:span text:style-name="Strong_20_Emphasis"><text:span text:style-name="T2">Buscar</text:span></text:span><text:span text:style-name="T2"> </text:span><text:span text:style-name="Emphasis"><text:span text:style-name="Strong_20_Emphasis"><text:span text:style-name="T2">ρ_invisible</text:span></text:span></text:span><text:span text:style-name="T2"> </text:span><text:span text:style-name="Strong_20_Emphasis"><text:span text:style-name="T2">en el vacío</text:span></text:span><text:span text:style-name="T2"> → </text:span><text:span text:style-name="Emphasis"><text:span text:style-name="T2">¿Otra energía oscura disfrazada?</text:span></text:span></text:p>
          </text:list-item>
          <text:list-item>
            <text:p text:style-name="P12"><text:span text:style-name="Strong_20_Emphasis"><text:span text:style-name="T2">Conectar con el Modelo Estándar</text:span></text:span><text:span text:style-name="T2"> → </text:span><text:span text:style-name="Emphasis"><text:span text:style-name="T2">"Que los quarks no se sientan excluidos."</text:span></text:span></text:p>
          </text:list-item>
        </text:list>
        <text:h text:style-name="P17" text:outline-level="1">? CONCLUSIÓN: ¿Revolución o Ciencia Ficción?</text:h>
        <text:list xml:id="list1950281128229853659" text:style-name="L12">
          <text:list-item>
            <text:p text:style-name="P13"><text:span text:style-name="Strong_20_Emphasis"><text:span text:style-name="T2">Si SQE tiene razón:</text:span></text:span><text:span text:style-name="T2"> </text:span><text:span text:style-name="Emphasis"><text:span text:style-name="T2">Gana el Nobel, y el universo es un sistema de autoajuste cuántico.</text:span></text:span></text:p>
          </text:list-item>
          <text:list-item>
            <text:p text:style-name="P13"><text:span text:style-name="Strong_20_Emphasis"><text:span text:style-name="T2">Si está equivocada:</text:span></text:span><text:span text:style-name="T2"> </text:span><text:span text:style-name="Emphasis"><text:span text:style-name="T2">Sigue siendo la teoría más creativa desde el gato de Schrödinger.</text:span></text:span></text:p>
          </text:list-item>
        </text:list>
        <text:p text:style-name="P1"><text:span text:style-name="Strong_20_Emphasis"><text:span text:style-name="T2">Mientras tanto… la física tradicional mira con escepticismo, pero guarda silencio por si acaso.</text:span></text:span></text:p>
        <text:p text:style-name="P1"><text:span text:style-name="T2">?</text:span><text:span text:style-name="Strong_20_Emphasis"><text:span text:style-name="T2"> ¿Quieres más? Suscríbete </text:span></text:span><text:span text:style-name="T2">a</text:span><text:span text:style-name="Emphasis"><text:span text:style-name="Strong_20_Emphasis"><text:span text:style-name="T2"> "SQE: La Teoría que tu Profesor de Física No Quiere que Conozcas</text:span></text:span></text:span><text:span text:style-name="Strong_20_Emphasis"><text:span text:style-name="T2">"</text:span></text:span><text:span text:style-name="T2">.<text:line-break/></text:span><text:span text:style-name="Emphasis"><text:span text:style-name="T2">(Porque a veces la ciencia avanza a punta de ideas locas.)</text:span></text:span></text:p>
        <text:p text:style-name="P1"><text:span text:style-name="T2">?</text:span><text:span text:style-name="Strong_20_Emphasis"><text:span text:style-name="T2"> Bonus: Frases para defender SQE en una conferencia</text:span></text:span><text:span text:style-name="T2">:</text:span></text:p>
        <text:list xml:id="list3601842774757489936" text:style-name="L13">
          <text:list-item>
            <text:p text:style-name="P14"><text:span text:style-name="Emphasis"><text:span text:style-name="T2">"La materia oscura es como el éter del siglo XXI… tarde o temprano la descartaremos."</text:span></text:span></text:p>
          </text:list-item>
          <text:list-item>
            <text:p text:style-name="P14"><text:span text:style-name="Emphasis"><text:span text:style-name="T2">"Si el universo puede variar *c*, ¿por qué no mi ex?"</text:span></text:span></text:p>
          </text:list-item>
          <text:list-item>
            <text:p text:style-name="P14"><text:span text:style-name="Emphasis"><text:span text:style-name="T2">"El Modelo Estándar es aburrido… ¡que vivan las fases emergentes!"</text:span></text:span></text:p>
          </text:list-item>
        </text:list>
      </text:section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fuan </meta:initial-creator>
    <meta:creation-date>2025-05-13T22:15:27.55</meta:creation-date>
    <meta:document-statistic meta:table-count="0" meta:image-count="0" meta:object-count="0" meta:page-count="3" meta:paragraph-count="58" meta:word-count="591" meta:character-count="3418"/>
    <dc:date>2025-05-13T22:16:32.53</dc:date>
    <dc:creator>Lefuan </dc:creator>
    <meta:editing-duration>PT1M5S</meta:editing-duration>
    <meta:editing-cycles>1</meta:editing-cycles>
    <meta:generator>OpenOffice/4.1.15$Win32 OpenOffice.org_project/4115m2$Build-9813</meta:generator>
  </office:meta>
</office:document-meta>
</file>